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8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9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loext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.248in" fo:margin-right="0in" fo:margin-top="0.1665in" fo:margin-bottom="0.1665in" loext:contextual-spacing="false" fo:text-indent="0in" style:auto-text-indent="false"/>
      <style:text-properties fo:font-size="11pt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language="ru" fo:country="RU" officeooo:rsid="001bcdaa" officeooo:paragraph-rsid="001bcdaa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bcdaa" officeooo:paragraph-rsid="001bcdaa"/>
    </style:style>
    <style:style style:name="P8" style:family="paragraph" style:parent-style-name="Standard">
      <style:paragraph-properties fo:margin-top="0.1665in" fo:margin-bottom="0.1665in" loext:contextual-spacing="fals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 style:master-page-name="Standard">
      <style:paragraph-properties fo:margin-top="0in" fo:margin-bottom="0.1665in" loext:contextual-spacing="false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fo:font-size="11pt" fo:language="ru" fo:country="RU" officeooo:paragraph-rsid="001bcdaa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1d5b0c" officeooo:paragraph-rsid="001d5b0c"/>
    </style:style>
    <style:style style:name="P12" style:family="paragraph" style:parent-style-name="List_20_Paragraph" style:list-style-name="WWNum5">
      <style:paragraph-properties fo:margin-top="0.1665in" fo:margin-bottom="0.1665in" loext:contextual-spacing="false"/>
      <style:text-properties fo:font-size="11pt" style:font-size-asian="11pt" style:font-size-complex="11pt"/>
    </style:style>
    <style:style style:name="P13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14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officeooo:paragraph-rsid="0017927d" style:font-size-asian="11pt" style:font-size-complex="11pt"/>
    </style:style>
    <style:style style:name="P15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officeooo:paragraph-rsid="001a1b48" style:font-size-asian="11pt" style:font-size-complex="11pt"/>
    </style:style>
    <style:style style:name="P16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officeooo:rsid="0017927d" officeooo:paragraph-rsid="0017927d" style:font-size-asian="11pt" style:font-size-complex="11pt"/>
    </style:style>
    <style:style style:name="P17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officeooo:rsid="001a1b48" officeooo:paragraph-rsid="001a1b48" style:font-size-asian="11pt" style:font-size-complex="11pt"/>
    </style:style>
    <style:style style:name="P18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officeooo:rsid="001bcdaa" officeooo:paragraph-rsid="001bcdaa" style:font-size-asian="11pt" style:font-size-complex="11pt"/>
    </style:style>
    <style:style style:name="P19" style:family="paragraph" style:parent-style-name="List_20_Paragraph" style:list-style-name="WWNum1">
      <style:paragraph-properties fo:margin-top="0in" fo:margin-bottom="0in" loext:contextual-spacing="false"/>
      <style:text-properties fo:font-size="11pt" style:font-size-asian="11pt" style:font-size-complex="11pt"/>
    </style:style>
    <style:style style:name="P20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fo:language="ru" fo:country="RU" fo:font-weight="normal" officeooo:paragraph-rsid="0017927d" style:font-size-asian="11pt" style:font-weight-asian="normal" style:font-size-complex="11pt" style:font-weight-complex="normal"/>
    </style:style>
    <style:style style:name="P21" style:family="paragraph" style:parent-style-name="List_20_Paragraph" style:list-style-name="WWNum5">
      <style:paragraph-properties fo:margin-top="0in" fo:margin-bottom="0in" loext:contextual-spacing="false" fo:line-height="100%"/>
      <style:text-properties fo:font-size="11pt" fo:language="en" fo:country="US" officeooo:rsid="001a1b48" officeooo:paragraph-rsid="001a1b48" style:font-size-asian="11pt" style:font-size-complex="11pt"/>
    </style:style>
    <style:style style:name="P22" style:family="paragraph" style:parent-style-name="List_20_Paragraph" style:list-style-name="WWNum1">
      <style:paragraph-properties fo:margin-top="0in" fo:margin-bottom="0in" loext:contextual-spacing="false"/>
      <style:text-properties fo:font-size="11pt" fo:language="en" fo:country="US" style:font-size-asian="11pt" style:font-size-complex="11pt"/>
    </style:style>
    <style:style style:name="P23" style:family="paragraph" style:parent-style-name="List_20_Paragraph" style:list-style-name="WWNum5">
      <style:paragraph-properties fo:margin-left="0.4957in" fo:margin-right="0in" fo:margin-top="0.1665in" fo:margin-bottom="0.1665in" loext:contextual-spacing="false" fo:text-indent="-0.248in" style:auto-text-indent="false"/>
      <style:text-properties fo:font-size="11pt" style:font-size-asian="11pt" style:font-size-complex="11pt"/>
    </style:style>
    <style:style style:name="P24" style:family="paragraph" style:parent-style-name="List_20_Paragraph" style:list-style-name="WWNum5">
      <style:paragraph-properties fo:margin-left="0.4957in" fo:margin-right="0in" fo:margin-top="0.1665in" fo:margin-bottom="0.1665in" loext:contextual-spacing="false" fo:text-indent="-0.248in" style:auto-text-indent="false"/>
      <style:text-properties fo:font-size="11pt" officeooo:rsid="0018804c" officeooo:paragraph-rsid="0018804c" style:font-size-asian="11pt" style:font-size-complex="11pt"/>
    </style:style>
    <style:style style:name="P25" style:family="paragraph" style:parent-style-name="List_20_Paragraph" style:list-style-name="WWNum5" style:master-page-name="">
      <style:paragraph-properties fo:margin-left="0.5in" fo:margin-right="0in" fo:margin-top="0in" fo:margin-bottom="0in" loext:contextual-spacing="false" fo:line-height="100%" fo:orphans="2" fo:widows="2" fo:text-indent="0.25in" style:auto-text-indent="false" style:page-number="auto" style:writing-mode="lr-tb"/>
      <style:text-properties style:use-window-font-color="true" fo:font-size="11pt" style:font-size-asian="11pt" style:font-size-complex="11pt"/>
    </style:style>
    <style:style style:name="P26" style:family="paragraph" style:parent-style-name="List_20_Paragraph" style:list-style-name="WWNum5">
      <style:paragraph-properties fo:margin-left="0.5in" fo:margin-right="0in" fo:margin-top="0in" fo:margin-bottom="0in" loext:contextual-spacing="false" fo:line-height="100%" fo:orphans="2" fo:widows="2" fo:text-indent="0.25in" style:auto-text-indent="false" style:writing-mode="lr-tb"/>
      <style:text-properties style:use-window-font-color="true" fo:font-size="11pt" officeooo:rsid="0018804c" officeooo:paragraph-rsid="0018804c" style:font-size-asian="11pt" style:font-size-complex="11pt"/>
    </style:style>
    <style:style style:name="T1" style:family="text">
      <style:text-properties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000000" style:font-size-complex="12pt"/>
    </style:style>
    <style:style style:name="T5" style:family="text">
      <style:text-properties fo:color="#000000" fo:language="ru" fo:country="RU" style:font-size-complex="12pt"/>
    </style:style>
    <style:style style:name="T6" style:family="text">
      <style:text-properties fo:language="ru" fo:country="RU"/>
    </style:style>
    <style:style style:name="T7" style:family="text">
      <style:text-properties officeooo:rsid="0017927d"/>
    </style:style>
    <style:style style:name="T8" style:family="text">
      <style:text-properties officeooo:rsid="001a09d0"/>
    </style:style>
    <style:style style:name="T9" style:family="text">
      <style:text-properties officeooo:rsid="001a1b48"/>
    </style:style>
    <style:style style:name="T10" style:family="text">
      <style:text-properties officeooo:rsid="001bcdaa"/>
    </style:style>
    <style:style style:name="T11" style:family="text">
      <style:text-properties fo:font-weight="bold" style:font-weight-asian="bol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лан индивидуального развития инженера тестировщика <text:span text:style-name="T7">Шепелево</text:span>й <text:span text:style-name="T7">Юлии</text:span>.</text:p>
      <text:p text:style-name="P8">Основные рабочие активности и практические навыки до <text:span text:style-name="T7">28</text:span>.<text:span text:style-name="T7">0</text:span>2.201<text:span text:style-name="T8">8</text:span>:</text:p>
      <text:list xml:id="list1356706906047320410" text:style-name="WWNum5">
        <text:list-item>
          <text:p text:style-name="P12">Выполнение работ по тестированию, в рамках проектов компании.</text:p>
          <text:list>
            <text:list-item>
              <text:p text:style-name="P13">Подготовка данных для тестирования</text:p>
            </text:list-item>
            <text:list-item>
              <text:p text:style-name="P13">Ручное тестирование <text:span text:style-name="T2">web-</text:span>приложений</text:p>
            </text:list-item>
            <text:list-item>
              <text:p text:style-name="P13">Ручное тестирование <text:span text:style-name="T2">desktop-</text:span>приложений</text:p>
            </text:list-item>
            <text:list-item>
              <text:p text:style-name="P13">Исследование причин падения тестов.</text:p>
            </text:list-item>
          </text:list>
        </text:list-item>
        <text:list-item>
          <text:p text:style-name="P12">Выполнение работ по тест-дизайн</text:p>
          <text:list>
            <text:list-item>
              <text:p text:style-name="P13">Определение и обоснование требуемых данных для тестирования.</text:p>
            </text:list-item>
            <text:list-item>
              <text:p text:style-name="P13">Определение и разработка тестовых сценариев.</text:p>
            </text:list-item>
            <text:list-item>
              <text:p text:style-name="P16">Разработка тест-кейсов на тех проектах, где принято решение разрабатывать и поддерживать тест-кейсы.</text:p>
            </text:list-item>
            <text:list-item>
              <text:p text:style-name="P13">Разработка чек - листов тестирования на тех проектах, где <text:span text:style-name="T7">принято решение разрабатывать и поддерживать чек-листы</text:span>.</text:p>
            </text:list-item>
            <text:list-item>
              <text:p text:style-name="P14">Составление планов тестирования<text:span text:style-name="T2">.</text:span></text:p>
            </text:list-item>
            <text:list-item>
              <text:p text:style-name="P14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20">Поддержание тестовых артефактов в актуальном состоянии.</text:p>
            </text:list-item>
          </text:list>
        </text:list-item>
        <text:list-item>
          <text:p text:style-name="P23">Выполнение задач по автоматизированному тестированию</text:p>
          <text:list>
            <text:list-item>
              <text:p text:style-name="P13"><text:span text:style-name="T8">Разработка</text:span> <text:span text:style-name="T2">UI </text:span>авто-тестов на основе <text:span text:style-name="T2">Selenium framework.</text:span></text:p>
            </text:list-item>
            <text:list-item>
              <text:p text:style-name="P21">Разработка Java интеграционных тестов.</text:p>
            </text:list-item>
            <text:list-item>
              <text:p text:style-name="P13">Запуск, сбор и анализ результатов выполнения авто-тестов.</text:p>
            </text:list-item>
            <text:list-item>
              <text:p text:style-name="P13">Поддержание <text:span text:style-name="T6">авто-тестов</text:span> в актуальном состоянии.</text:p>
            </text:list-item>
            <text:list-item>
              <text:p text:style-name="P17">Подбор инструментов для отслеживания покрытия.</text:p>
            </text:list-item>
            <text:list-item>
              <text:p text:style-name="P18">Подбор инструментов CI.</text:p>
            </text:list-item>
          </text:list>
        </text:list-item>
        <text:list-item>
          <text:p text:style-name="P12">Управление процессом тестирования <text:span text:style-name="T9">и тест-аналитика</text:span></text:p>
          <text:list>
            <text:list-item>
              <text:p text:style-name="P17">Тестирование требований на полноту, целостность и непротиворечивость.</text:p>
            </text:list-item>
            <text:list-item>
              <text:p text:style-name="P17">Разработка стратегии тестирования: виды тестирования, состав работ, инструменты и данные.</text:p>
            </text:list-item>
            <text:list-item>
              <text:p text:style-name="P15">Создание и распределение задач при выполнении работ по контролю качества на проекте.</text:p>
            </text:list-item>
            <text:list-item>
              <text:p text:style-name="P13">Контроль работ, выполняемых командой тестирования.</text:p>
            </text:list-item>
            <text:list-item>
              <text:p text:style-name="P13">Составление отчетов заказчику и МП по результатам тестирования.</text:p>
            </text:list-item>
            <text:list-item>
              <text:p text:style-name="P17">Отбор команды.</text:p>
            </text:list-item>
          </text:list>
        </text:list-item>
        <text:list-item>
          <text:p text:style-name="P24">Обучение, наставничество, работа по отбору персоналу.</text:p>
          <text:list>
            <text:list-item>
              <text:p text:style-name="P25">Проведение обучающего мероприятия. Организация одного семинара.</text:p>
            </text:list-item>
            <text:list-item>
              <text:p text:style-name="P26">Работа с молодым специалистом.</text:p>
            </text:list-item>
            <text:list-item>
              <text:p text:style-name="P26">Участие в отборе персонала.</text:p>
            </text:list-item>
          </text:list>
        </text:list-item>
      </text:list>
      <text:p text:style-name="P1"><text:soft-page-break/>Теоретические знания, помимо перечисленных в ДИ-16-2016 и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№</text:p>
          </table:table-cell>
          <table:table-cell table:style-name="Table1.A1" office:value-type="string">
            <text:p text:style-name="P4">Знание</text:p>
          </table:table-cell>
          <table:table-cell table:style-name="Table1.A1" office:value-type="string">
            <text:p text:style-name="P4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2">ISTQB</text:span> <text:span text:style-name="T2">foundation</text:span> <text:span text:style-name="T2">level</text:span>.</text:p>
          </table:table-cell>
          <table:table-cell table:style-name="Table1.A1" office:value-type="string">
            <text:p text:style-name="P6">31/07/2017</text:p>
          </table:table-cell>
        </table:table-row>
        <table:table-row table:style-name="Table1.1">
          <table:table-cell table:style-name="Table1.A1" office:value-type="string">
            <text:p text:style-name="P5">2.</text:p>
          </table:table-cell>
          <table:table-cell table:style-name="Table1.A1" office:value-type="string">
            <text:p text:style-name="P3"><text:span text:style-name="T4">Знание основных элементов архитектуры web-приложений. Знание основных типов web-серверов. Знание структуры HTTP протокола.</text:span><text:span text:style-name="T1"> Знание способов у</text:span><text:span text:style-name="T4">правления передачей контента. Знание принципов кэширования и работы кэша. </text:span><text:span text:style-name="T1">Знание основных подходов в тестировании web приложений, desktop приложений и приложений для мобильных платформ. </text:span></text:p>
          </table:table-cell>
          <table:table-cell table:style-name="Table1.A1" office:value-type="string">
            <text:p text:style-name="P6">31/08/2017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A1" office:value-type="string">
            <text:p text:style-name="P6">31/08/2017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10">Знание основ нагрузочного тестирования приложений. Профиль нагрузки. Модель нагрузки. Нагрузочная точка. Знание и понимание метрик производительности и использования ресурсов.</text:p>
          </table:table-cell>
          <table:table-cell table:style-name="Table1.A1" office:value-type="string">
            <text:p text:style-name="P6">30/09/2017</text:p>
          </table:table-cell>
        </table:table-row>
        <table:table-row table:style-name="Table1.1">
          <table:table-cell table:style-name="Table1.A1" office:value-type="string">
            <text:p text:style-name="P3"><text:span text:style-name="T2">5</text:span>. </text:p>
          </table:table-cell>
          <table:table-cell table:style-name="Table1.A1" office:value-type="string">
            <text:p text:style-name="P3">Знание <text:span text:style-name="T2">JAVA</text:span> на уровне достаточном для написания авто-тестов на основе существующих <text:span text:style-name="T2">framework</text:span>’ов (<text:span text:style-name="T2">Selenium</text:span>), написания дополнительных методов в существующей концепции <text:span text:style-name="T2">framework</text:span>’а, <text:span text:style-name="T10">разработки интеграционных тестов. Прохождение курса по JAVA для тестировщиков.</text:span></text:p>
          </table:table-cell>
          <table:table-cell table:style-name="Table1.A1" office:value-type="string">
            <text:p text:style-name="P6">31/12/2017</text:p>
          </table:table-cell>
        </table:table-row>
        <table:table-row table:style-name="Table1.1">
          <table:table-cell table:style-name="Table1.A1" office:value-type="string">
            <text:p text:style-name="P3">7.</text:p>
          </table:table-cell>
          <table:table-cell table:style-name="Table1.A1" office:value-type="string">
            <text:p text:style-name="P3"><text:span text:style-name="T4">Знание основных </text:span><text:span text:style-name="T5">методологий разработки ПО и места тестирования в данном процессе.</text:span></text:p>
          </table:table-cell>
          <table:table-cell table:style-name="Table1.A1" office:value-type="string">
            <text:p text:style-name="P7">30/11/2017</text:p>
          </table:table-cell>
        </table:table-row>
        <table:table-row table:style-name="Table1.1">
          <table:table-cell table:style-name="Table1.A8" office:value-type="float" office:value="42498">
            <text:p text:style-name="P3">8.</text:p>
          </table:table-cell>
          <table:table-cell table:style-name="Table1.B8" office:value-type="string">
            <text:p text:style-name="P3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</text:p>
          </table:table-cell>
          <table:table-cell table:style-name="Table1.C8" office:value-type="string">
            <text:p text:style-name="P7">31/10/2017</text:p>
          </table:table-cell>
        </table:table-row>
        <table:table-row table:style-name="Table1.1">
          <table:table-cell table:style-name="Table1.A8" office:value-type="float" office:value="0">
            <text:p text:style-name="P11">9.</text:p>
          </table:table-cell>
          <table:table-cell table:style-name="Table1.B9" office:value-type="string">
            <text:p text:style-name="P11">Прохождение курса по тест менеджменту.</text:p>
          </table:table-cell>
          <table:table-cell table:style-name="Table1.C9" office:value-type="string">
            <text:p text:style-name="P11">31.10.2017</text:p>
          </table:table-cell>
        </table:table-row>
      </table:table>
      <text:p text:style-name="P2"><text:span text:style-name="T11">Рекомендуемая литература (загружена в </text:span><text:span text:style-name="T3">Wiki</text:span><text:span text:style-name="T11"> проекта управления качеством):</text:span></text:p>
      <text:list xml:id="list9192089011404842226" text:style-name="WWNum1">
        <text:list-item>
          <text:p text:style-name="P19">Канер, Фолк. Тестирование программного обеспечения.</text:p>
        </text:list-item>
        <text:list-item>
          <text:p text:style-name="P22">Lee Copeland. Practitioner’s guide to software test design.</text:p>
        </text:list-item>
        <text:list-item>
          <text:p text:style-name="P19">Стандарты <text:span text:style-name="T2">ISO-25000, ISO-9241-11, IEEE-829</text:span></text:p>
        </text:list-item>
        <text:list-item>
          <text:p text:style-name="P19">Стандарт <text:span text:style-name="T2">RFC 2</text:span>6<text:span text:style-name="T2">16. HTTP </text:span>протокол.</text:p>
        </text:list-item>
        <text:list-item>
          <text:p text:style-name="P19">Хенрик Книберг и Маттиас Скарин «Канбан и Скрам выжимаем максимум».</text:p>
        </text:list-item>
        <text:list-item>
          <text:p text:style-name="P19"><text:s/>Крол<text:span text:style-name="T2">, </text:span>Ратчел<text:span text:style-name="T2"> «Rational Unified Process - </text:span>это<text:span text:style-name="T2"> </text:span>легко<text:span text:style-name="T2">. </text:span>Руководство по RUP для практиков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4</meta:editing-cycles>
    <meta:creation-date>2016-02-08T13:28:00</meta:creation-date>
    <dc:date>2017-06-20T18:59:44.371268699</dc:date>
    <meta:editing-duration>PT2H13M43S</meta:editing-duration>
    <meta:generator>LibreOffice/5.1.6.2$Linux_X86_64 LibreOffice_project/10m0$Build-2</meta:generator>
    <meta:document-statistic meta:table-count="1" meta:image-count="0" meta:object-count="0" meta:page-count="2" meta:paragraph-count="68" meta:word-count="481" meta:character-count="3796" meta:non-whitespace-character-count="3415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